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3cm" svg:y="4.7cm">
          <draw:text-box>
            <text:p><text:span text:style-name="T1">i</text:span></text:p>
          </draw:text-box>
        </draw:frame>
        <draw:frame draw:style-name="gr3" draw:text-style-name="P2" draw:layer="layout" svg:width="14.39cm" svg:height="8.094cm" svg:x="0.009cm" svg:y="1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4-02-17T15:59:20.665248389</dc:date>
    <meta:editing-duration>PT2M56S</meta:editing-duration>
    <meta:editing-cycles>19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391cm" svg:height="8.095cm" xlink:href="." xlink:type="simple" chart:class="chart:scatter" chart:style-name="ch1">
        <chart:plot-area chart:style-name="ch2" chart:data-source-has-labels="both" svg:x="0.287cm" svg:y="0.161cm" svg:width="13.817cm" svg:height="7.773cm">
          <chart:coordinate-region svg:x="0.829cm" svg:y="0.36cm" svg:width="13.181cm" svg:height="7.375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48622970990633">
                <text:p>0.3486229709906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2.29430574540418">
                <text:p>-2.294305745404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3.86370330515627">
                <text:p>-3.863703305156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3.6252311481466">
                <text:p>-3.62523114814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.6904730469628">
                <text:p>-1.69047304696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03527618041008">
                <text:p>1.035276180410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.27660817715597">
                <text:p>3.276608177155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.98477879236698">
                <text:p>3.98477879236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82842712474619">
                <text:p>2.828427124746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